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680000070A590256C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er1" text:anchor-type="paragraph" svg:width="17cm" svg:height="20.717cm" draw:z-index="0"><draw:image xlink:href="Pictures/10000201000005680000070A590256CC.png" xlink:type="simple" xlink:show="embed" xlink:actuate="onLoad"/></draw:frame></text:p>
      <text:p text:style-name="Standard">Første klasse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dlegg 2 - Klassediagr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in Schei</meta:initial-creator>
    <meta:creation-date>2012-04-26T09:39:36.93</meta:creation-date>
    <meta:document-statistic meta:table-count="0" meta:image-count="1" meta:object-count="0" meta:page-count="1" meta:paragraph-count="2" meta:word-count="6" meta:character-count="45"/>
    <dc:date>2012-04-26T09:41:03.61</dc:date>
    <dc:creator>Malin Schei</dc:creator>
    <meta:editing-duration>PT1M27S</meta:editing-duration>
    <meta:editing-cycles>1</meta:editing-cycles>
    <meta:generator>OpenOffice.org/3.3$Win32 OpenOffice.org_project/330m20$Build-9567</meta:generator>
  </office:meta>
</office:document-meta>
</file>